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01C00000020E01DA237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eworthy-Light" svg:font-family="Noteworthy-Ligh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L2"/>
    <text:list-style style:name="L1">
      <text:list-level-style-image text:level="1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69cm" fo:height="0.788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69cm" fo:height="0.78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69cm" fo:height="0.78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69cm" fo:height="0.78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69cm" fo:height="0.78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69cm" fo:height="0.78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69cm" fo:height="0.78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69cm" fo:height="0.78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69cm" fo:height="0.78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69cm" fo:height="0.78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gnificant classes android application</text:p>
      <text:p text:style-name="Standard"/>
      <text:list xml:id="list38710102" text:style-name="L2">
        <text:list-item>
          <text:p text:style-name="P2">Tour:- The main storage class, holding all locations for the walking tour. <text:s/>It consists of; the name of the area you are touring(e.g. Aberystwyth), a long description consisting of no more than 1000 characters, a short description limited to 100 characters, and list of the key locations that the tour comprises of.</text:p>
        </text:list-item>
        <text:list-item>
          <text:p text:style-name="P2">Location:- A key location within the tour. <text:s/>It consists of; a longitude and latitude for the location, a name of the location where you are at, a short description of the location limited to 140 characters, a time stamp that can be used used to calculate a total time for the walk, and a list of photos taken along the walk with a maximum of 5.</text:p>
        </text:list-item>
        <text:list-item>
          <text:p text:style-name="P2">communication:-</text:p>
        </text:list-item>
        <text:list-item>
          <text:p text:style-name="P2">MapActivity:- This is the user interface/model link class. <text:s/>From here the user will add locations to the tour and a photo for said location if the user chooses 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oteworthy-Light" svg:font-family="Noteworthy-Ligh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0:28:45.773151000</meta:creation-date>
    <dc:date>2013-11-20T19:25:56.31</dc:date>
    <meta:editing-duration>P0D</meta:editing-duration>
    <meta:editing-cycles>2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5" meta:word-count="156" meta:character-count="47" meta:non-whitespace-character-count="734"/>
  </office:meta>
</office:document-meta>
</file>